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5.86cm"/>
    </style:style>
    <style:style style:name="co6" style:family="table-column">
      <style:table-column-properties fo:break-before="auto" style:column-width="9.523cm"/>
    </style:style>
    <style:style style:name="co7" style:family="table-column">
      <style:table-column-properties fo:break-before="auto" style:column-width="16.544cm"/>
    </style:style>
    <style:style style:name="co8" style:family="table-column">
      <style:table-column-properties fo:break-before="auto" style:column-width="2.60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99ff66"/>
    </style:style>
  </office:automatic-styles>
  <office:body>
    <office:spreadsheet>
      <table:table table:name="Arkusz1" table:style-name="ta1" table:print="false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ource:</text:p>
          </table:table-cell>
          <table:table-cell office:value-type="string">
            <text:p>C:\Git\M_KiCad\mpio_projekty\resetUSBv4.98com2\resetUSB.sch</text:p>
          </table:table-cell>
          <table:table-cell table:number-columns-repeated="7"/>
        </table:table-row>
        <table:table-row table:style-name="ro1">
          <table:table-cell office:value-type="string">
            <text:p>Date:</text:p>
          </table:table-cell>
          <table:table-cell office:value-type="string">
            <text:p>13/07/2018 11:11:16</text:p>
          </table:table-cell>
          <table:table-cell table:number-columns-repeated="7"/>
        </table:table-row>
        <table:table-row table:style-name="ro1">
          <table:table-cell office:value-type="string">
            <text:p>Tool:</text:p>
          </table:table-cell>
          <table:table-cell office:value-type="string">
            <text:p>Eeschema (5.0.0-rc2-dev-311-g1dd4af297)</text:p>
          </table:table-cell>
          <table:table-cell table:number-columns-repeated="7"/>
        </table:table-row>
        <table:table-row table:style-name="ro1">
          <table:table-cell office:value-type="string">
            <text:p>Generator:</text:p>
          </table:table-cell>
          <table:table-cell office:value-type="string">
            <text:p>C:\Program Files\KiCad\bin\scripting\plugins/bom_csv_grouped_by_value.py</text:p>
          </table:table-cell>
          <table:table-cell table:number-columns-repeated="7"/>
        </table:table-row>
        <table:table-row table:style-name="ro1">
          <table:table-cell office:value-type="string">
            <text:p>Component Count:</text:p>
          </table:table-cell>
          <table:table-cell office:value-type="float" office:value="68">
            <text:p>6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Individual Component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3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4</text:p>
          </table:table-cell>
          <table:table-cell office:value-type="string">
            <text:p>10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6</text:p>
          </table:table-cell>
          <table:table-cell office:value-type="string">
            <text:p>10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9</text:p>
          </table:table-cell>
          <table:table-cell office:value-type="string">
            <text:p>4700u</text:p>
          </table:table-cell>
          <table:table-cell office:value-type="string">
            <text:p>device:CP_Small</text:p>
          </table:table-cell>
          <table:table-cell office:value-type="string">
            <text:p>Capacitors_THT:CP_Radial_D16.0mm_P7.50m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0</text:p>
          </table:table-cell>
          <table:table-cell office:value-type="string">
            <text:p>0.47u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1</text:p>
          </table:table-cell>
          <table:table-cell office:value-type="string">
            <text:p>0.47u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2</text:p>
          </table:table-cell>
          <table:table-cell office:value-type="string">
            <text:p>47u</text:p>
          </table:table-cell>
          <table:table-cell office:value-type="string">
            <text:p>device:CP_Small</text:p>
          </table:table-cell>
          <table:table-cell office:value-type="string">
            <text:p>Capacitors_SMD:CP_Elec_6.3x5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4</text:p>
          </table:table-cell>
          <table:table-cell office:value-type="string">
            <text:p>220u</text:p>
          </table:table-cell>
          <table:table-cell office:value-type="string">
            <text:p>device:CP_Small</text:p>
          </table:table-cell>
          <table:table-cell office:value-type="string">
            <text:p>Capacitors_SMD:CP_Elec_8x1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6</text:p>
          </table:table-cell>
          <table:table-cell office:value-type="string">
            <text:p>220u</text:p>
          </table:table-cell>
          <table:table-cell office:value-type="string">
            <text:p>device:CP_Small</text:p>
          </table:table-cell>
          <table:table-cell office:value-type="string">
            <text:p>Capacitors_SMD:CP_Elec_8x1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1</text:p>
          </table:table-cell>
          <table:table-cell office:value-type="string">
            <text:p>RED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2</text:p>
          </table:table-cell>
          <table:table-cell office:value-type="string">
            <text:p>GREEN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3</text:p>
          </table:table-cell>
          <table:table-cell office:value-type="string">
            <text:p>BLUE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5</text:p>
          </table:table-cell>
          <table:table-cell office:value-type="string">
            <text:p>US1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6</text:p>
          </table:table-cell>
          <table:table-cell office:value-type="string">
            <text:p>US1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7</text:p>
          </table:table-cell>
          <table:table-cell office:value-type="string">
            <text:p>US1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8</text:p>
          </table:table-cell>
          <table:table-cell office:value-type="string">
            <text:p>US1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9</text:p>
          </table:table-cell>
          <table:table-cell office:value-type="string">
            <text:p>RED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10</text:p>
          </table:table-cell>
          <table:table-cell office:value-type="string">
            <text:p>transil_15V</text:p>
          </table:table-cell>
          <table:table-cell office:value-type="string">
            <text:p>device:D_Zener</text:p>
          </table:table-cell>
          <table:table-cell office:value-type="string">
            <text:p>Diodes_SMD:D_SMB</text:p>
          </table:table-cell>
          <table:table-cell office:value-type="string">
            <text:p>https://en.wikipedia.org/wiki/Zener_dio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11</text:p>
          </table:table-cell>
          <table:table-cell office:value-type="string">
            <text:p>SS14</text:p>
          </table:table-cell>
          <table:table-cell office:value-type="string">
            <text:p>device:D_Schottky_Small</text:p>
          </table:table-cell>
          <table:table-cell office:value-type="string">
            <text:p>Diodes_SMD:D_S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1</text:p>
          </table:table-cell>
          <table:table-cell office:value-type="string">
            <text:p>RG700-16</text:p>
          </table:table-cell>
          <table:table-cell office:value-type="string">
            <text:p>device:Polyfuse_Small</text:p>
          </table:table-cell>
          <table:table-cell office:value-type="string">
            <text:p>mpio:RG10A-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1</text:p>
          </table:table-cell>
          <table:table-cell office:value-type="string">
            <text:p>USBB-G-SMD</text:p>
          </table:table-cell>
          <table:table-cell office:value-type="string">
            <text:p>conn:USB_A</text:p>
          </table:table-cell>
          <table:table-cell office:value-type="string">
            <text:p>mpio:USB-B_SM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2</text:p>
          </table:table-cell>
          <table:table-cell office:value-type="string">
            <text:p>TUEA4F2SOBHT</text:p>
          </table:table-cell>
          <table:table-cell office:value-type="string">
            <text:p>conn:USB_A</text:p>
          </table:table-cell>
          <table:table-cell office:value-type="string">
            <text:p>mpio:USB-A_SM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3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4</text:p>
          </table:table-cell>
          <table:table-cell office:value-type="string">
            <text:p>SWD_4pin</text:p>
          </table:table-cell>
          <table:table-cell office:value-type="string">
            <text:p>mpio_lib:SWD_4pin</text:p>
          </table:table-cell>
          <table:table-cell office:value-type="string">
            <text:p>Pin_Headers:Pin_Header_Straight_1x04_Pitch2.54m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5</text:p>
          </table:table-cell>
          <table:table-cell office:value-type="string">
            <text:p>DE09-SL-24</text:p>
          </table:table-cell>
          <table:table-cell office:value-type="string">
            <text:p>conn:DB9_Female_MountingHoles</text:p>
          </table:table-cell>
          <table:table-cell office:value-type="string">
            <text:p>mpio:DSUB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6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7</text:p>
          </table:table-cell>
          <table:table-cell office:value-type="string">
            <text:p>AC3MAH-AU-PRE</text:p>
          </table:table-cell>
          <table:table-cell office:value-type="string">
            <text:p>conn:XLR3</text:p>
          </table:table-cell>
          <table:table-cell office:value-type="string">
            <text:p>mpio:AC3MAH-AU-P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8</text:p>
          </table:table-cell>
          <table:table-cell office:value-type="string">
            <text:p>Mini-Fit Jr; 4,2mm</text:p>
          </table:table-cell>
          <table:table-cell office:value-type="string">
            <text:p>conn:Conn_02x02_Odd_Even</text:p>
          </table:table-cell>
          <table:table-cell office:value-type="string">
            <text:p>mpio:Molex_MiniFit-JR-5556-04A_2x02x4.20mm_Stra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9</text:p>
          </table:table-cell>
          <table:table-cell office:value-type="string">
            <text:p>FC68391</text:p>
          </table:table-cell>
          <table:table-cell office:value-type="string">
            <text:p>conn:Conn_Coaxial</text:p>
          </table:table-cell>
          <table:table-cell office:value-type="string">
            <text:p>mpio:FC683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10</text:p>
          </table:table-cell>
          <table:table-cell office:value-type="string">
            <text:p>FC68391</text:p>
          </table:table-cell>
          <table:table-cell office:value-type="string">
            <text:p>conn:Conn_Coaxial</text:p>
          </table:table-cell>
          <table:table-cell office:value-type="string">
            <text:p>mpio:FC683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2</text:p>
          </table:table-cell>
          <table:table-cell office:value-type="string">
            <text:p>47u</text:p>
          </table:table-cell>
          <table:table-cell office:value-type="string">
            <text:p>device:L_Core_Ferrite</text:p>
          </table:table-cell>
          <table:table-cell office:value-type="string">
            <text:p>Inductors_SMD:L_12x12mm_h6m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S1</text:p>
          </table:table-cell>
          <table:table-cell office:value-type="string">
            <text:p>NLJ2MD-H</text:p>
          </table:table-cell>
          <table:table-cell office:value-type="string">
            <text:p>device:Speaker</text:p>
          </table:table-cell>
          <table:table-cell office:value-type="string">
            <text:p>mpio:NLJ2MD-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S2</text:p>
          </table:table-cell>
          <table:table-cell office:value-type="string">
            <text:p>NLJ2MD-H</text:p>
          </table:table-cell>
          <table:table-cell office:value-type="string">
            <text:p>device:Speaker</text:p>
          </table:table-cell>
          <table:table-cell office:value-type="string">
            <text:p>mpio:NLJ2MD-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K1</text:p>
          </table:table-cell>
          <table:table-cell office:value-type="string">
            <text:p>SK409/50,8/STS</text:p>
          </table:table-cell>
          <table:table-cell office:value-type="string">
            <text:p>mechanical:Mounting_Hole</text:p>
          </table:table-cell>
          <table:table-cell office:value-type="string">
            <text:p>mpio:SK409_50,8_STS0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1</text:p>
          </table:table-cell>
          <table:table-cell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2</text:p>
          </table:table-cell>
          <table:table-cell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4</text:p>
          </table:table-cell>
          <table:table-cell office:value-type="string">
            <text:p>22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5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7</text:p>
          </table:table-cell>
          <table:table-cell office:value-type="string">
            <text:p>6K8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9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0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1</text:p>
          </table:table-cell>
          <table:table-cell office:value-type="string">
            <text:p>4K7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4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5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W1</text:p>
          </table:table-cell>
          <table:table-cell office:value-type="string">
            <text:p>TACTM-34N-F </text:p>
          </table:table-cell>
          <table:table-cell office:value-type="string">
            <text:p>switches:SW_DIP_x01</text:p>
          </table:table-cell>
          <table:table-cell office:value-type="string">
            <text:p>mpio:SW_3x6_1,6x7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1</text:p>
          </table:table-cell>
          <table:table-cell office:value-type="string">
            <text:p>LD1117S33TR</text:p>
          </table:table-cell>
          <table:table-cell office:value-type="string">
            <text:p>regul:LD1117S33TR_SOT223</text:p>
          </table:table-cell>
          <table:table-cell office:value-type="string">
            <text:p>TO_SOT_Packages_SMD:SOT-223-3_TabPin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2</text:p>
          </table:table-cell>
          <table:table-cell office:value-type="string">
            <text:p>STM32F042K6Tx</text:p>
          </table:table-cell>
          <table:table-cell office:value-type="string">
            <text:p>stm32:STM32F042K6Tx</text:p>
          </table:table-cell>
          <table:table-cell office:value-type="string">
            <text:p>Housings_QFP:LQFP-32_7x7mm_Pitch0.8mm</text:p>
          </table:table-cell>
          <table:table-cell office:value-type="string">
            <text:p>http://www.st.com/st-web-ui/static/active/en/resource/technical/document/datasheet/DM0010581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3</text:p>
          </table:table-cell>
          <table:table-cell office:value-type="string">
            <text:p>IRLTS2242</text:p>
          </table:table-cell>
          <table:table-cell office:value-type="string">
            <text:p>mpio_lib:IRLTS2242</text:p>
          </table:table-cell>
          <table:table-cell office:value-type="string">
            <text:p>mpio:TSOP-6_1.65x3.05mm_Pitch0.95m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4</text:p>
          </table:table-cell>
          <table:table-cell office:value-type="string">
            <text:p>AP1509-50SG-13</text:p>
          </table:table-cell>
          <table:table-cell office:value-type="string">
            <text:p>dc-dc:APE1707M-33-HF</text:p>
          </table:table-cell>
          <table:table-cell office:value-type="string">
            <text:p>Housings_SOIC:SOIC-8_3.9x4.9mm_Pitch1.27m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5</text:p>
          </table:table-cell>
          <table:table-cell office:value-type="string">
            <text:p>TDA7375</text:p>
          </table:table-cell>
          <table:table-cell office:value-type="string">
            <text:p>mpio_lib:TDA7375</text:p>
          </table:table-cell>
          <table:table-cell office:value-type="string">
            <text:p>mpio:MULTIWATT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6</text:p>
          </table:table-cell>
          <table:table-cell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7</text:p>
          </table:table-cell>
          <table:table-cell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Collated Component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C1, C2, C3, C5, C7, C8, C13, C15</text:p>
          </table:table-cell>
          <table:table-cell table:style-name="ce2" office:value-type="string">
            <text:p>100n</text:p>
          </table:table-cell>
          <table:table-cell table:style-name="ce2" office:value-type="string">
            <text:p>device:C_Small</text:p>
          </table:table-cell>
          <table:table-cell table:style-name="ce2" office:value-type="string">
            <text:p>Capacitors_SMD:C_0603</text:p>
          </table:table-cell>
          <table:table-cell table:style-name="ce2"/>
          <table:table-cell table:style-name="ce2" office:value-type="string">
            <text:p>1,2,3,5,7,8,1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C4, C6</text:p>
          </table:table-cell>
          <table:table-cell office:value-type="string">
            <text:p>10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9</text:p>
          </table:table-cell>
          <table:table-cell office:value-type="string">
            <text:p>4700u</text:p>
          </table:table-cell>
          <table:table-cell office:value-type="string">
            <text:p>device:CP_Small</text:p>
          </table:table-cell>
          <table:table-cell office:value-type="string">
            <text:p>Capacitors_THT:CP_Radial_D16.0mm_P7.50mm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10, C11</text:p>
          </table:table-cell>
          <table:table-cell table:style-name="ce1" office:value-type="string">
            <text:p>0.47u</text:p>
          </table:table-cell>
          <table:table-cell table:style-name="ce1" office:value-type="string">
            <text:p>device:C_Small</text:p>
          </table:table-cell>
          <table:table-cell table:style-name="ce1" office:value-type="string">
            <text:p>Capacitors_SMD:C_0603</text:p>
          </table:table-cell>
          <table:table-cell table:style-name="ce1"/>
          <table:table-cell table:style-name="ce1" office:value-type="float" office:value="10.11">
            <text:p>10,11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12</text:p>
          </table:table-cell>
          <table:table-cell table:style-name="ce1" office:value-type="string">
            <text:p>47u</text:p>
          </table:table-cell>
          <table:table-cell table:style-name="ce1" office:value-type="string">
            <text:p>device:CP_Small</text:p>
          </table:table-cell>
          <table:table-cell office:value-type="string">
            <text:p>Capacitors_SMD:CP_Elec_6.3x5.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14, C16</text:p>
          </table:table-cell>
          <table:table-cell office:value-type="string">
            <text:p>220u</text:p>
          </table:table-cell>
          <table:table-cell office:value-type="string">
            <text:p>device:CP_Small</text:p>
          </table:table-cell>
          <table:table-cell office:value-type="string">
            <text:p>Capacitors_SMD:CP_Elec_8x10.5</text:p>
          </table:table-cell>
          <table:table-cell table:number-columns-repeated="3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1, D9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3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2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3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3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3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D5, D6, D7, D8</text:p>
          </table:table-cell>
          <table:table-cell table:style-name="ce1" office:value-type="string">
            <text:p>US1D</text:p>
          </table:table-cell>
          <table:table-cell table:style-name="ce1"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10</text:p>
          </table:table-cell>
          <table:table-cell table:style-name="ce1" office:value-type="string">
            <text:p>transil_15V</text:p>
          </table:table-cell>
          <table:table-cell table:style-name="ce1" office:value-type="string">
            <text:p>device:D_Zener</text:p>
          </table:table-cell>
          <table:table-cell office:value-type="string">
            <text:p>Diodes_SMD:D_SMB</text:p>
          </table:table-cell>
          <table:table-cell office:value-type="string">
            <text:p>https://en.wikipedia.org/wiki/Zener_diode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11</text:p>
          </table:table-cell>
          <table:table-cell table:style-name="ce1" office:value-type="string">
            <text:p>SS14</text:p>
          </table:table-cell>
          <table:table-cell table:style-name="ce1" office:value-type="string">
            <text:p>device:D_Schottky_Small</text:p>
          </table:table-cell>
          <table:table-cell office:value-type="string">
            <text:p>Diodes_SMD:D_SMA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RG700-16</text:p>
          </table:table-cell>
          <table:table-cell office:value-type="string">
            <text:p>device:Polyfuse_Small</text:p>
          </table:table-cell>
          <table:table-cell office:value-type="string">
            <text:p>mpio:RG10A-1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USBB-G-SMD</text:p>
          </table:table-cell>
          <table:table-cell office:value-type="string">
            <text:p>conn:USB_A</text:p>
          </table:table-cell>
          <table:table-cell office:value-type="string">
            <text:p>mpio:USB-B_SMD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TUEA4F2SOBHT</text:p>
          </table:table-cell>
          <table:table-cell office:value-type="string">
            <text:p>conn:USB_A</text:p>
          </table:table-cell>
          <table:table-cell office:value-type="string">
            <text:p>mpio:USB-A_SMD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J3, J6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J4</text:p>
          </table:table-cell>
          <table:table-cell office:value-type="string">
            <text:p>SWD_4pin</text:p>
          </table:table-cell>
          <table:table-cell office:value-type="string">
            <text:p>mpio_lib:SWD_4pin</text:p>
          </table:table-cell>
          <table:table-cell office:value-type="string">
            <text:p>Pin_Headers:Pin_Header_Straight_1x04_Pitch2.54mm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J5</text:p>
          </table:table-cell>
          <table:table-cell office:value-type="string">
            <text:p>DE09-SL-24</text:p>
          </table:table-cell>
          <table:table-cell office:value-type="string">
            <text:p>conn:DB9_Female_MountingHoles</text:p>
          </table:table-cell>
          <table:table-cell office:value-type="string">
            <text:p>mpio:DSUB-9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J7</text:p>
          </table:table-cell>
          <table:table-cell office:value-type="string">
            <text:p>AC3MAH-AU-PRE</text:p>
          </table:table-cell>
          <table:table-cell office:value-type="string">
            <text:p>conn:XLR3</text:p>
          </table:table-cell>
          <table:table-cell office:value-type="string">
            <text:p>mpio:AC3MAH-AU-PRE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J8</text:p>
          </table:table-cell>
          <table:table-cell office:value-type="string">
            <text:p>Mini-Fit Jr; 4,2mm</text:p>
          </table:table-cell>
          <table:table-cell office:value-type="string">
            <text:p>conn:Conn_02x02_Odd_Even</text:p>
          </table:table-cell>
          <table:table-cell office:value-type="string">
            <text:p>mpio:Molex_MiniFit-JR-5556-04A_2x02x4.20mm_Straight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J9, J10</text:p>
          </table:table-cell>
          <table:table-cell office:value-type="string">
            <text:p>FC68391</text:p>
          </table:table-cell>
          <table:table-cell office:value-type="string">
            <text:p>conn:Conn_Coaxial</text:p>
          </table:table-cell>
          <table:table-cell office:value-type="string">
            <text:p>mpio:FC6839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2</text:p>
          </table:table-cell>
          <table:table-cell table:style-name="ce1" office:value-type="string">
            <text:p>47u</text:p>
          </table:table-cell>
          <table:table-cell table:style-name="ce1" office:value-type="string">
            <text:p>device:L_Core_Ferrite</text:p>
          </table:table-cell>
          <table:table-cell office:value-type="string">
            <text:p>Inductors_SMD:L_12x12mm_h6mm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LS1, LS2</text:p>
          </table:table-cell>
          <table:table-cell office:value-type="string">
            <text:p>NLJ2MD-H</text:p>
          </table:table-cell>
          <table:table-cell office:value-type="string">
            <text:p>device:Speaker</text:p>
          </table:table-cell>
          <table:table-cell office:value-type="string">
            <text:p>mpio:NLJ2MD-H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MK1</text:p>
          </table:table-cell>
          <table:table-cell office:value-type="string">
            <text:p>SK409/50,8/STS</text:p>
          </table:table-cell>
          <table:table-cell office:value-type="string">
            <text:p>mechanical:Mounting_Hole</text:p>
          </table:table-cell>
          <table:table-cell office:value-type="string">
            <text:p>mpio:SK409_50,8_STS001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Q1, Q2</text:p>
          </table:table-cell>
          <table:table-cell table:style-name="ce1" office:value-type="string">
            <text:p>BC817</text:p>
          </table:table-cell>
          <table:table-cell table:style-name="ce1"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R1, R2, R3, R5</text:p>
          </table:table-cell>
          <table:table-cell table:style-name="ce1" office:value-type="string">
            <text:p>100K</text:p>
          </table:table-cell>
          <table:table-cell table:style-name="ce1" office:value-type="string">
            <text:p>device:R</text:p>
          </table:table-cell>
          <table:table-cell table:style-name="ce1" office:value-type="string">
            <text:p>Resistors_SMD:R_0603</text:p>
          </table:table-cell>
          <table:table-cell table:style-name="ce1"/>
          <table:table-cell table:style-name="ce1" office:value-type="string">
            <text:p>1,2,3,5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4</text:p>
          </table:table-cell>
          <table:table-cell table:style-name="ce3" office:value-type="string">
            <text:p>22K</text:p>
          </table:table-cell>
          <table:table-cell table:style-name="ce3"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R6, R13, R14, R15, R16, R17, R18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device:R</text:p>
          </table:table-cell>
          <table:table-cell table:style-name="ce1" office:value-type="string">
            <text:p>Resistors_SMD:R_0603</text:p>
          </table:table-cell>
          <table:table-cell table:style-name="ce1"/>
          <table:table-cell table:style-name="ce1" office:value-type="string">
            <text:p>6,13,14,15,16,17,18</text:p>
          </table:table-cell>
          <table:table-cell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7</text:p>
          </table:table-cell>
          <table:table-cell table:style-name="ce1" office:value-type="string">
            <text:p>6K8</text:p>
          </table:table-cell>
          <table:table-cell table:style-name="ce1"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9</text:p>
          </table:table-cell>
          <table:table-cell table:style-name="ce1" office:value-type="string">
            <text:p>47K</text:p>
          </table:table-cell>
          <table:table-cell table:style-name="ce1"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33K</text:p>
          </table:table-cell>
          <table:table-cell table:style-name="ce1"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11, R12</text:p>
          </table:table-cell>
          <table:table-cell table:style-name="ce1" office:value-type="string">
            <text:p>4K7</text:p>
          </table:table-cell>
          <table:table-cell table:style-name="ce1"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W1</text:p>
          </table:table-cell>
          <table:table-cell table:style-name="ce1" office:value-type="string">
            <text:p>TACTM-34N-F </text:p>
          </table:table-cell>
          <table:table-cell table:style-name="ce1" office:value-type="string">
            <text:p>switches:SW_DIP_x01</text:p>
          </table:table-cell>
          <table:table-cell office:value-type="string">
            <text:p>mpio:SW_3x6_1,6x7,4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LD1117S33TR</text:p>
          </table:table-cell>
          <table:table-cell table:style-name="ce1" office:value-type="string">
            <text:p>regul:LD1117S33TR_SOT223</text:p>
          </table:table-cell>
          <table:table-cell office:value-type="string">
            <text:p>TO_SOT_Packages_SMD:SOT-223-3_TabPin2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STM32F042K6Tx</text:p>
          </table:table-cell>
          <table:table-cell table:style-name="ce1" office:value-type="string">
            <text:p>stm32:STM32F042K6Tx</text:p>
          </table:table-cell>
          <table:table-cell office:value-type="string">
            <text:p>Housings_QFP:LQFP-32_7x7mm_Pitch0.8mm</text:p>
          </table:table-cell>
          <table:table-cell office:value-type="string">
            <text:p>http://www.st.com/st-web-ui/static/active/en/resource/technical/document/datasheet/DM00105814.pdf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3</text:p>
          </table:table-cell>
          <table:table-cell table:style-name="ce1" office:value-type="string">
            <text:p>IRLTS2242</text:p>
          </table:table-cell>
          <table:table-cell table:style-name="ce1" office:value-type="string">
            <text:p>mpio_lib:IRLTS2242</text:p>
          </table:table-cell>
          <table:table-cell office:value-type="string">
            <text:p>mpio:TSOP-6_1.65x3.05mm_Pitch0.95mm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4</text:p>
          </table:table-cell>
          <table:table-cell table:style-name="ce1" office:value-type="string">
            <text:p>AP1509-50SG-13</text:p>
          </table:table-cell>
          <table:table-cell table:style-name="ce1" office:value-type="string">
            <text:p>dc-dc:APE1707M-33-HF</text:p>
          </table:table-cell>
          <table:table-cell office:value-type="string">
            <text:p>Housings_SOIC:SOIC-8_3.9x4.9mm_Pitch1.27mm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TDA7375</text:p>
          </table:table-cell>
          <table:table-cell office:value-type="string">
            <text:p>mpio_lib:TDA7375</text:p>
          </table:table-cell>
          <table:table-cell office:value-type="string">
            <text:p>mpio:MULTIWATT15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U6, U7</text:p>
          </table:table-cell>
          <table:table-cell table:style-name="ce1" office:value-type="string">
            <text:p>AO4616</text:p>
          </table:table-cell>
          <table:table-cell table:style-name="ce1"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13.07.2018</text:date>, <text:time>15:58:5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3T15:58:52.93</dc:date>
    <dc:creator>Marek Pio</dc:creator>
    <meta:generator>OpenOffice/4.1.5$Win32 OpenOffice.org_project/415m1$Build-9789</meta:generator>
    <meta:editing-duration>PT4H47M2S</meta:editing-duration>
    <meta:editing-cycles>3</meta:editing-cycles>
    <meta:document-statistic meta:table-count="1" meta:cell-count="545" meta:object-count="0"/>
  </office:meta>
</office:document-meta>
</file>